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4.2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6.14mm"/>
    </style:style>
    <style:style style:name="co6" style:family="table-column">
      <style:table-column-properties fo:break-before="auto" style:column-width="9.49mm"/>
    </style:style>
    <style:style style:name="co7" style:family="table-column">
      <style:table-column-properties fo:break-before="auto" style:column-width="29.35mm"/>
    </style:style>
    <style:style style:name="co8" style:family="table-column">
      <style:table-column-properties fo:break-before="auto" style:column-width="8.11mm"/>
    </style:style>
    <style:style style:name="co9" style:family="table-column">
      <style:table-column-properties fo:break-before="auto" style:column-width="18.1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calculation-settings table:automatic-find-labels="false"/>
      <table:table table:name="fw_sol_small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3" table:default-cell-style-name="ce1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ftt</text:p>
          </table:table-cell>
          <table:table-cell table:style-name="Default" office:value-type="string" calcext:value-type="string">
            <text:p>vols</text:p>
          </table:table-cell>
          <table:table-cell office:value-type="string" calcext:value-type="string">
            <text:p>cij</text:p>
          </table:table-cell>
          <table:table-cell table:style-name="Default" office:value-type="string" calcext:value-type="string">
            <text:p>V3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5</text:p>
          </table:table-cell>
          <table:table-cell office:value-type="string" calcext:value-type="string">
            <text:p>BPR</text:p>
          </table:table-cell>
          <table:table-cell/>
          <table:table-cell office:value-type="string" calcext:value-type="string">
            <text:p>Path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3785381472981" calcext:value-type="float">
            <text:p>1,8</text:p>
          </table:table-cell>
          <table:table-cell office:value-type="float" office:value="2.7113353262594" calcext:value-type="float">
            <text:p>2,7113353263</text:p>
          </table:table-cell>
          <table:table-cell office:value-type="float" office:value="0.00000000673842894395336" calcext:value-type="float">
            <text:p>0,0</text:p>
          </table:table-cell>
          <table:table-cell office:value-type="float" office:value="1.71249212071898" calcext:value-type="float">
            <text:p>1,7</text:p>
          </table:table-cell>
          <table:table-cell office:value-type="float" office:value="0.125361687272402" calcext:value-type="float">
            <text:p>0,1</text:p>
          </table:table-cell>
          <table:table-cell table:formula="of:=[.E2]*(1+0.15*POWER([.F2]/[.D2];4))" office:value-type="float" office:value="2.71133532625939" calcext:value-type="float">
            <text:p>2,7113353263</text:p>
          </table:table-cell>
          <table:table-cell/>
          <table:table-cell office:value-type="string" calcext:value-type="string">
            <text:p>2→1→3</text:p>
          </table:table-cell>
          <table:table-cell table:formula="of:=[.G4]+[.G3]" office:value-type="float" office:value="372.394339707265" calcext:value-type="float">
            <text:p>372,3943397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00234808480735" calcext:value-type="float">
            <text:p>7,0</text:p>
          </table:table-cell>
          <table:table-cell office:value-type="float" office:value="361.63347905318" calcext:value-type="float">
            <text:p>361,6334790532</text:p>
          </table:table-cell>
          <table:table-cell office:value-type="float" office:value="2.8402018788787" calcext:value-type="float">
            <text:p>2,8</text:p>
          </table:table-cell>
          <table:table-cell office:value-type="float" office:value="1.28750788624103" calcext:value-type="float">
            <text:p>1,3</text:p>
          </table:table-cell>
          <table:table-cell office:value-type="float" office:value="2.87463831968761" calcext:value-type="float">
            <text:p>2,9</text:p>
          </table:table-cell>
          <table:table-cell table:formula="of:=[.E3]*(1+0.15*POWER([.F3]/[.D3];4))" office:value-type="float" office:value="361.633479053181" calcext:value-type="float">
            <text:p>361,6334790532</text:p>
          </table:table-cell>
          <table:table-cell/>
          <table:table-cell office:value-type="string" calcext:value-type="string">
            <text:p>2→4→3</text:p>
          </table:table-cell>
          <table:table-cell table:formula="of:=[.G5]+[.G10]" office:value-type="float" office:value="372.394334943812" calcext:value-type="float">
            <text:p>372,3943349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402018988724" calcext:value-type="float">
            <text:p>2,8</text:p>
          </table:table-cell>
          <table:table-cell office:value-type="float" office:value="10.7608606540845" calcext:value-type="float">
            <text:p>10,7608606541</text:p>
          </table:table-cell>
          <table:table-cell office:value-type="float" office:value="2.84020188539554" calcext:value-type="float">
            <text:p>2,8</text:p>
          </table:table-cell>
          <table:table-cell office:value-type="float" office:value="0.00000000673842876451964" calcext:value-type="float">
            <text:p>0,0</text:p>
          </table:table-cell>
          <table:table-cell office:value-type="float" office:value="0.00000000673842880329222" calcext:value-type="float">
            <text:p>0,0</text:p>
          </table:table-cell>
          <table:table-cell table:formula="of:=[.E4]*(1+0.15*POWER([.F4]/[.D4];4))" office:value-type="float" office:value="10.7608606540845" calcext:value-type="float">
            <text:p>10,7608606541</text:p>
          </table:table-cell>
          <table:table-cell/>
          <table:table-cell office:value-type="string" calcext:value-type="string">
            <text:p>2→4→5→3</text:p>
          </table:table-cell>
          <table:table-cell table:formula="of:=[.G5]+[.G11]+[.G12]" office:value-type="float" office:value="373.19433878132" calcext:value-type="float">
            <text:p>373,1943387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99765191652395" calcext:value-type="float">
            <text:p>7,0</text:p>
          </table:table-cell>
          <table:table-cell office:value-type="float" office:value="360.667007511435" calcext:value-type="float">
            <text:p>360,6670075114</text:p>
          </table:table-cell>
          <table:table-cell office:value-type="float" office:value="5.15979812156507" calcext:value-type="float">
            <text:p>5,2</text:p>
          </table:table-cell>
          <table:table-cell office:value-type="float" office:value="1.71249211420273" calcext:value-type="float">
            <text:p>1,7</text:p>
          </table:table-cell>
          <table:table-cell office:value-type="float" office:value="0.125361680756154" calcext:value-type="float">
            <text:p>0,1</text:p>
          </table:table-cell>
          <table:table-cell table:formula="of:=[.E5]*(1+0.15*POWER([.F5]/[.D5];4))" office:value-type="float" office:value="360.667007511434" calcext:value-type="float">
            <text:p>360,667007511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00000664758338560734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21586113120482" calcext:value-type="float">
            <text:p>0,0</text:p>
          </table:table-cell>
          <table:table-cell office:value-type="float" office:value="0.000000000221586112615988" calcext:value-type="float">
            <text:p>0,0</text:p>
          </table:table-cell>
          <table:table-cell office:value-type="float" office:value="0.000000000221586112824264" calcext:value-type="float">
            <text:p>0,0</text:p>
          </table:table-cell>
          <table:table-cell table:formula="of:=[.E6]*(1+0.15*POWER([.F6]/[.D6];4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278962925287" calcext:value-type="float">
            <text:p>1,5</text:p>
          </table:table-cell>
          <table:table-cell office:value-type="float" office:value="1.74487894089441" calcext:value-type="float">
            <text:p>1,7448789409</text:p>
          </table:table-cell>
          <table:table-cell office:value-type="float" office:value="0.00000000673843106368259" calcext:value-type="float">
            <text:p>0,0</text:p>
          </table:table-cell>
          <table:table-cell office:value-type="float" office:value="1.28750788408064" calcext:value-type="float">
            <text:p>1,3</text:p>
          </table:table-cell>
          <table:table-cell office:value-type="float" office:value="0.205281738433802" calcext:value-type="float">
            <text:p>0,2</text:p>
          </table:table-cell>
          <table:table-cell table:formula="of:=[.E7]*(1+0.15*POWER([.F7]/[.D7];4))" office:value-type="float" office:value="1.74487894089441" calcext:value-type="float">
            <text:p>1,744878940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6935662033944" calcext:value-type="float">
            <text:p>2,7</text:p>
          </table:table-cell>
          <table:table-cell office:value-type="float" office:value="8.61583722090182" calcext:value-type="float">
            <text:p>8,6158372209</text:p>
          </table:table-cell>
          <table:table-cell office:value-type="float" office:value="0.00000000673842967942004" calcext:value-type="float">
            <text:p>0,0</text:p>
          </table:table-cell>
          <table:table-cell office:value-type="float" office:value="0.0000000190919256801552" calcext:value-type="float">
            <text:p>0,0</text:p>
          </table:table-cell>
          <table:table-cell office:value-type="float" office:value="2.66935659450909" calcext:value-type="float">
            <text:p>2,7</text:p>
          </table:table-cell>
          <table:table-cell table:formula="of:=[.E8]*(1+0.15*POWER([.F8]/[.D8];4))" office:value-type="float" office:value="8.61583722090181" calcext:value-type="float">
            <text:p>8,615837220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666542614718063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22180871820592" calcext:value-type="float">
            <text:p>0,0</text:p>
          </table:table-cell>
          <table:table-cell office:value-type="float" office:value="0.000000000222180871383313" calcext:value-type="float">
            <text:p>0,0</text:p>
          </table:table-cell>
          <table:table-cell office:value-type="float" office:value="0.000000000222180871514159" calcext:value-type="float">
            <text:p>0,0</text:p>
          </table:table-cell>
          <table:table-cell table:formula="of:=[.E9]*(1+0.15*POWER([.F9]/[.D9];4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90803794781803" calcext:value-type="float">
            <text:p>2,9</text:p>
          </table:table-cell>
          <table:table-cell office:value-type="float" office:value="11.7273274323766" calcext:value-type="float">
            <text:p>11,7273274324</text:p>
          </table:table-cell>
          <table:table-cell office:value-type="float" office:value="2.90803793434117" calcext:value-type="float">
            <text:p>2,9</text:p>
          </table:table-cell>
          <table:table-cell office:value-type="float" office:value="0.00000000673843034561533" calcext:value-type="float">
            <text:p>0,0</text:p>
          </table:table-cell>
          <table:table-cell office:value-type="float" office:value="0.00000000673843008750597" calcext:value-type="float">
            <text:p>0,0</text:p>
          </table:table-cell>
          <table:table-cell table:formula="of:=[.E10]*(1+0.15*POWER([.F10]/[.D10];4))" office:value-type="float" office:value="11.7273274323765" calcext:value-type="float">
            <text:p>11,727327432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8240364768936" calcext:value-type="float">
            <text:p>2,6</text:p>
          </table:table-cell>
          <table:table-cell office:value-type="float" office:value="7.67095122071344" calcext:value-type="float">
            <text:p>7,6709512207</text:p>
          </table:table-cell>
          <table:table-cell office:value-type="float" office:value="2.25176020505406" calcext:value-type="float">
            <text:p>2,3</text:p>
          </table:table-cell>
          <table:table-cell office:value-type="float" office:value="0.0000000190920298717397" calcext:value-type="float">
            <text:p>0,0</text:p>
          </table:table-cell>
          <table:table-cell office:value-type="float" office:value="0.330643423543264" calcext:value-type="float">
            <text:p>0,3</text:p>
          </table:table-cell>
          <table:table-cell table:formula="of:=[.E11]*(1+0.15*POWER([.F11]/[.D11];4))" office:value-type="float" office:value="7.67095122071346" calcext:value-type="float">
            <text:p>7,670951220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176021763169" calcext:value-type="float">
            <text:p>2,3</text:p>
          </table:table-cell>
          <table:table-cell office:value-type="float" office:value="4.85638004917123" calcext:value-type="float">
            <text:p>4,8563800492</text:p>
          </table:table-cell>
          <table:table-cell office:value-type="float" office:value="2.25176020047857" calcext:value-type="float">
            <text:p>2,3</text:p>
          </table:table-cell>
          <table:table-cell office:value-type="float" office:value="0.0000000104146844947971" calcext:value-type="float">
            <text:p>0,0</text:p>
          </table:table-cell>
          <table:table-cell office:value-type="float" office:value="0.00000000673843046926626" calcext:value-type="float">
            <text:p>0,0</text:p>
          </table:table-cell>
          <table:table-cell table:formula="of:=[.E12]*(1+0.15*POWER([.F12]/[.D12];4))" office:value-type="float" office:value="4.85638004917124" calcext:value-type="float">
            <text:p>4,856380049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503971107453367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0.0000000113139202915153" calcext:value-type="float">
            <text:p>0,0</text:p>
          </table:table-cell>
          <table:table-cell office:value-type="float" office:value="0.0000000277692710570978" calcext:value-type="float">
            <text:p>0,0</text:p>
          </table:table-cell>
          <table:table-cell office:value-type="float" office:value="0.0000000113139193967235" calcext:value-type="float">
            <text:p>0,0</text:p>
          </table:table-cell>
          <table:table-cell table:formula="of:=[.E13]*(1+0.15*POWER([.F13]/[.D13];4)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0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0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4:04:16.8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14:06:10.426000000</dc:date>
    <meta:editing-duration>PT14M18S</meta:editing-duration>
    <meta:editing-cycles>3</meta:editing-cycles>
    <meta:generator>LibreOffice/5.1.4.2$Windows_x86 LibreOffice_project/f99d75f39f1c57ebdd7ffc5f42867c12031db97a</meta:generator>
    <meta:document-statistic meta:table-count="1" meta:cell-count="151" meta:object-count="0"/>
  </office:meta>
</office:document-meta>
</file>